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Standard">Login Anfrage:</text:p>
          </table:table-cell>
          <table:table-cell table:style-name="Tabelle1.B1" office:value-type="string">
            <text:p text:style-name="Table_20_Contents">Login Antwort</text:p>
          </table:table-cell>
        </table:table-row>
        <table:table-row>
          <table:table-cell table:style-name="Tabelle1.A2" office:value-type="string">
            <text:p text:style-name="Standard">{</text:p>
            <text:p text:style-name="Standard"><text:s text:c="2"/>"member": {</text:p>
            <text:p text:style-name="Standard"><text:s text:c="4"/>"name": "xxx",</text:p>
            <text:p text:style-name="Standard"><text:s text:c="4"/>"pw": "xxx"</text:p>
            <text:p text:style-name="Standard"><text:s text:c="2"/>}</text:p>
            <text:p text:style-name="Standard">}</text:p>
          </table:table-cell>
          <table:table-cell table:style-name="Tabelle1.B2" office:value-type="string">
            <text:p text:style-name="Table_20_Contents">{"authentication":true}</text:p>
            <text:p text:style-name="Table_20_Contents">{"authentication":false}</text:p>
          </table:table-cell>
        </table:table-row>
      </table:table>
      <text:p text:style-name="Standard"/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>Fahrt anbieten </text:p>
          </table:table-cell>
          <table:table-cell table:style-name="Tabelle2.B1" office:value-type="string">
            <text:p text:style-name="Table_20_Contents">ID bekommen</text:p>
          </table:table-cell>
        </table:table-row>
        <table:table-row>
          <table:table-cell table:style-name="Tabelle2.A2" office:value-type="string">
            <text:p text:style-name="Table_20_Contents">{</text:p>
            <text:p text:style-name="Table_20_Contents"><text:s text:c="2"/>"ride-start": {</text:p>
            <text:p text:style-name="Table_20_Contents"><text:s text:c="4"/>"destination": "xxx"</text:p>
            <text:p text:style-name="Table_20_Contents"><text:s text:c="2"/>}</text:p>
            <text:p text:style-name="Table_20_Contents">}</text:p>
          </table:table-cell>
          <table:table-cell table:style-name="Tabelle2.B2" office:value-type="string">
            <text:p text:style-name="Table_20_Contents">{"ride-id": xx}</text:p>
          </table:table-cell>
        </table:table-row>
      </table:table>
      <text:p text:style-name="Standard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Table_20_Contents">Fahrt suchen</text:p>
          </table:table-cell>
          <table:table-cell table:style-name="Tabelle3.B1" office:value-type="string">
            <text:p text:style-name="Table_20_Contents">Suchergebnisse</text:p>
          </table:table-cell>
        </table:table-row>
        <table:table-row>
          <table:table-cell table:style-name="Tabelle3.A2" office:value-type="string">
            <text:p text:style-name="Table_20_Contents">{</text:p>
            <text:p text:style-name="Table_20_Contents"><text:s text:c="2"/>"search": {</text:p>
            <text:p text:style-name="Table_20_Contents"><text:s text:c="4"/>"destination": "xxx"</text:p>
            <text:p text:style-name="Table_20_Contents"><text:s text:c="2"/>}</text:p>
            <text:p text:style-name="Table_20_Contents">} </text:p>
          </table:table-cell>
          <table:table-cell table:style-name="Tabelle3.B2" office:value-type="string">
            <text:p text:style-name="Table_20_Contents">{</text:p>
            <text:p text:style-name="Table_20_Contents"><text:s text:c="2"/>"search-result": {</text:p>
            <text:p text:style-name="Table_20_Contents"><text:s text:c="4"/>"driver": [</text:p>
            <text:p text:style-name="Table_20_Contents"><text:s text:c="6"/>{</text:p>
            <text:p text:style-name="Table_20_Contents"><text:s text:c="8"/>"nick": "nameDesFahrers",</text:p>
            <text:p text:style-name="Table_20_Contents"><text:s text:c="8"/>"stars": 2</text:p>
            <text:p text:style-name="Table_20_Contents"><text:s text:c="6"/>},</text:p>
            <text:p text:style-name="Table_20_Contents"><text:s text:c="6"/>{</text:p>
            <text:p text:style-name="Table_20_Contents"><text:s text:c="8"/>"nick": "nameDesFahrers",</text:p>
            <text:p text:style-name="Table_20_Contents"><text:s text:c="8"/>"stars": 2</text:p>
            <text:p text:style-name="Table_20_Contents"><text:s text:c="6"/>}</text:p>
            <text:p text:style-name="Table_20_Contents"><text:s text:c="4"/>]</text:p>
            <text:p text:style-name="Table_20_Contents"><text:s text:c="2"/>}</text:p>
            <text:p text:style-name="Table_20_Contents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on </meta:initial-creator>
    <meta:creation-date>2011-11-25T16:13:17</meta:creation-date>
    <dc:date>2011-11-25T17:23:12</dc:date>
    <dc:creator>neon </dc:creator>
    <meta:editing-duration>PT23M57S</meta:editing-duration>
    <meta:editing-cycles>2</meta:editing-cycles>
    <meta:generator>LibreOffice/3.4$Unix LibreOffice_project/340m1$Build-302</meta:generator>
    <meta:document-statistic meta:table-count="3" meta:image-count="0" meta:object-count="0" meta:page-count="1" meta:paragraph-count="39" meta:word-count="58" meta:character-count="457" meta:non-whitespace-character-count="340"/>
  </office:meta>
</office:document-meta>
</file>